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993cm" table:align="margins"/>
    </style:style>
    <style:style style:name="Table1.A" style:family="table-column">
      <style:table-column-properties style:column-width="5.664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993cm" table:align="margins"/>
    </style:style>
    <style:style style:name="Table2.A" style:family="table-column">
      <style:table-column-properties style:column-width="5.664cm" style:rel-column-width="21845*"/>
    </style:style>
    <style:style style:name="Table2.B" style:family="table-column">
      <style:table-column-properties style:column-width="11.329cm" style:rel-column-width="4369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Standard">
      <style:text-properties officeooo:rsid="002214f5" officeooo:paragraph-rsid="002214f5"/>
    </style:style>
    <style:style style:name="P3" style:family="paragraph" style:parent-style-name="Text_20_body">
      <style:text-properties officeooo:paragraph-rsid="0026305c"/>
    </style:style>
    <style:style style:name="P4" style:family="paragraph" style:parent-style-name="Table_20_Contents">
      <style:text-properties officeooo:rsid="0027ad75" officeooo:paragraph-rsid="0027ad75"/>
    </style:style>
    <style:style style:name="P5" style:family="paragraph" style:parent-style-name="Text_20_body">
      <style:text-properties officeooo:rsid="002a99b5" officeooo:paragraph-rsid="002a99b5"/>
    </style:style>
    <style:style style:name="P6" style:family="paragraph" style:parent-style-name="Text_20_body">
      <style:text-properties officeooo:rsid="002adeff" officeooo:paragraph-rsid="002adeff"/>
    </style:style>
    <style:style style:name="P7" style:family="paragraph" style:parent-style-name="Text_20_body">
      <style:text-properties officeooo:paragraph-rsid="0027ad75"/>
    </style:style>
    <style:style style:name="P8" style:family="paragraph" style:parent-style-name="Text_20_body">
      <style:text-properties officeooo:rsid="0026305c" officeooo:paragraph-rsid="0026305c"/>
    </style:style>
    <style:style style:name="P9" style:family="paragraph" style:parent-style-name="Text_20_body">
      <style:text-properties officeooo:rsid="002d533a" officeooo:paragraph-rsid="002d533a"/>
    </style:style>
    <style:style style:name="P10" style:family="paragraph" style:parent-style-name="Table_20_Contents">
      <style:text-properties officeooo:rsid="002e1324" officeooo:paragraph-rsid="002e1324"/>
    </style:style>
    <style:style style:name="P11" style:family="paragraph" style:parent-style-name="Table_20_Contents">
      <style:text-properties officeooo:rsid="002e24cc" officeooo:paragraph-rsid="002e24cc"/>
    </style:style>
    <style:style style:name="P12" style:family="paragraph" style:parent-style-name="Text_20_body">
      <style:text-properties officeooo:rsid="002f5972" officeooo:paragraph-rsid="002f5972"/>
    </style:style>
    <style:style style:name="P13" style:family="paragraph" style:parent-style-name="Text_20_body">
      <style:text-properties officeooo:rsid="0034b3c4" officeooo:paragraph-rsid="0034b3c4"/>
    </style:style>
    <style:style style:name="P14" style:family="paragraph" style:parent-style-name="Text_20_body">
      <style:text-properties officeooo:rsid="002bc207" officeooo:paragraph-rsid="002bc207"/>
    </style:style>
    <style:style style:name="P15" style:family="paragraph" style:parent-style-name="Text_20_body">
      <style:text-properties officeooo:rsid="0031133d" officeooo:paragraph-rsid="0031133d"/>
    </style:style>
    <style:style style:name="P16" style:family="paragraph" style:parent-style-name="Text_20_body">
      <style:paragraph-properties fo:text-align="center" style:justify-single-word="false"/>
      <style:text-properties officeooo:rsid="0031133d" officeooo:paragraph-rsid="0031133d"/>
    </style:style>
    <style:style style:name="P17" style:family="paragraph" style:parent-style-name="Text_20_body">
      <style:paragraph-properties fo:text-align="start" style:justify-single-word="false"/>
      <style:text-properties officeooo:rsid="00343633" officeooo:paragraph-rsid="00343633"/>
    </style:style>
    <style:style style:name="P18" style:family="paragraph" style:parent-style-name="Text_20_body">
      <style:text-properties officeooo:rsid="0039f0e3" officeooo:paragraph-rsid="0039f0e3"/>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Heading_20_1">
      <style:paragraph-properties fo:text-align="center" style:justify-single-word="false"/>
    </style:style>
    <style:style style:name="P21" style:family="paragraph" style:parent-style-name="Heading_20_1">
      <style:paragraph-properties fo:break-before="page"/>
      <style:text-properties officeooo:rsid="001ecb41" officeooo:paragraph-rsid="001ecb41"/>
    </style:style>
    <style:style style:name="P22" style:family="paragraph" style:parent-style-name="Heading_20_2">
      <style:text-properties officeooo:rsid="001f209d" officeooo:paragraph-rsid="001f209d"/>
    </style:style>
    <style:style style:name="P23" style:family="paragraph" style:parent-style-name="Heading_20_2">
      <style:paragraph-properties fo:break-before="page"/>
      <style:text-properties officeooo:rsid="0026305c" officeooo:paragraph-rsid="0026305c"/>
    </style:style>
    <style:style style:name="P24" style:family="paragraph" style:parent-style-name="Heading_20_3">
      <style:text-properties officeooo:rsid="0027ad75" officeooo:paragraph-rsid="0027ad75"/>
    </style:style>
    <style:style style:name="P25" style:family="paragraph" style:parent-style-name="Heading_20_3">
      <style:text-properties officeooo:rsid="002adeff" officeooo:paragraph-rsid="002adeff"/>
    </style:style>
    <style:style style:name="P26" style:family="paragraph" style:parent-style-name="Heading_20_3">
      <style:text-properties officeooo:rsid="002a99b5" officeooo:paragraph-rsid="002a99b5"/>
    </style:style>
    <style:style style:name="P27" style:family="paragraph" style:parent-style-name="Heading_20_3">
      <style:text-properties officeooo:rsid="002f5972" officeooo:paragraph-rsid="002f5972"/>
    </style:style>
    <style:style style:name="P28" style:family="paragraph" style:parent-style-name="Heading_20_4">
      <style:text-properties officeooo:rsid="0034b3c4" officeooo:paragraph-rsid="0034b3c4"/>
    </style:style>
    <style:style style:name="P29" style:family="paragraph" style:parent-style-name="Heading_20_4">
      <style:text-properties officeooo:rsid="0037e9a9" officeooo:paragraph-rsid="0037e9a9"/>
    </style:style>
    <style:style style:name="P30" style:family="paragraph" style:parent-style-name="Standard" style:list-style-name="L1">
      <style:text-properties officeooo:paragraph-rsid="001ecb41"/>
    </style:style>
    <style:style style:name="P31" style:family="paragraph" style:parent-style-name="Standard" style:list-style-name="L1">
      <style:text-properties officeooo:paragraph-rsid="001f209d"/>
    </style:style>
    <style:style style:name="P32" style:family="paragraph" style:parent-style-name="Standard" style:list-style-name="L1">
      <style:text-properties officeooo:rsid="002adeff" officeooo:paragraph-rsid="002adeff"/>
    </style:style>
    <style:style style:name="P33" style:family="paragraph" style:parent-style-name="Standard" style:list-style-name="L1">
      <style:text-properties officeooo:rsid="0025ad68" officeooo:paragraph-rsid="0025ad68"/>
    </style:style>
    <style:style style:name="P34" style:family="paragraph" style:parent-style-name="Standard" style:list-style-name="L1">
      <style:text-properties officeooo:rsid="001f209d" officeooo:paragraph-rsid="0025ad68"/>
    </style:style>
    <style:style style:name="P35" style:family="paragraph" style:parent-style-name="Standard" style:list-style-name="L1">
      <style:text-properties officeooo:rsid="001f209d" officeooo:paragraph-rsid="001f209d"/>
    </style:style>
    <style:style style:name="P36" style:family="paragraph" style:parent-style-name="Standard" style:list-style-name="L2">
      <style:text-properties officeooo:rsid="001f209d" officeooo:paragraph-rsid="001f209d"/>
    </style:style>
    <style:style style:name="P37" style:family="paragraph" style:parent-style-name="Standard" style:list-style-name="L1">
      <style:text-properties officeooo:rsid="0020a77d" officeooo:paragraph-rsid="0020a77d"/>
    </style:style>
    <style:style style:name="P38" style:family="paragraph" style:parent-style-name="Standard" style:list-style-name="L2">
      <style:text-properties officeooo:rsid="0020a77d" officeooo:paragraph-rsid="0020a77d"/>
    </style:style>
    <style:style style:name="P39" style:family="paragraph" style:parent-style-name="Standard" style:list-style-name="L1">
      <style:text-properties officeooo:rsid="0021153b" officeooo:paragraph-rsid="0021153b"/>
    </style:style>
    <style:style style:name="P40" style:family="paragraph" style:parent-style-name="Standard" style:list-style-name="L2">
      <style:text-properties officeooo:rsid="0021153b" officeooo:paragraph-rsid="0021153b"/>
    </style:style>
    <style:style style:name="P41" style:family="paragraph" style:parent-style-name="Standard" style:list-style-name="L2">
      <style:text-properties officeooo:paragraph-rsid="001f209d"/>
    </style:style>
    <style:style style:name="P42" style:family="paragraph" style:parent-style-name="Standard" style:list-style-name="L2">
      <style:text-properties officeooo:rsid="002214f5" officeooo:paragraph-rsid="002214f5"/>
    </style:style>
    <style:style style:name="P43" style:family="paragraph" style:parent-style-name="Standard" style:master-page-name="Landscape">
      <style:paragraph-properties style:page-number="auto"/>
      <style:text-properties officeooo:rsid="00241791" officeooo:paragraph-rsid="00241791"/>
    </style:style>
    <style:style style:name="P44" style:family="paragraph" style:parent-style-name="Standard" style:master-page-name="Standard">
      <style:paragraph-properties style:page-number="auto"/>
      <style:text-properties officeooo:rsid="00241791" officeooo:paragraph-rsid="00241791"/>
    </style:style>
    <style:style style:name="P45" style:family="paragraph" style:parent-style-name="Text_20_body" style:list-style-name="L3">
      <style:text-properties officeooo:rsid="002d533a" officeooo:paragraph-rsid="002d533a"/>
    </style:style>
    <style:style style:name="P46" style:family="paragraph" style:parent-style-name="Text_20_body">
      <style:text-properties officeooo:rsid="003a6d9e" officeooo:paragraph-rsid="003a6d9e"/>
    </style:style>
    <style:style style:name="P47" style:family="paragraph" style:parent-style-name="Text_20_body">
      <style:text-properties officeooo:rsid="003b1a79" officeooo:paragraph-rsid="003b1a79"/>
    </style:style>
    <style:style style:name="T1" style:family="text">
      <style:text-properties officeooo:rsid="001ecb41"/>
    </style:style>
    <style:style style:name="T2" style:family="text">
      <style:text-properties officeooo:rsid="001f209d"/>
    </style:style>
    <style:style style:name="T3" style:family="text">
      <style:text-properties officeooo:rsid="001cba15"/>
    </style:style>
    <style:style style:name="T4" style:family="text">
      <style:text-properties officeooo:rsid="0025ad68"/>
    </style:style>
    <style:style style:name="T5" style:family="text">
      <style:text-properties officeooo:rsid="002adeff"/>
    </style:style>
    <style:style style:name="T6" style:family="text">
      <style:text-properties officeooo:rsid="002bc207"/>
    </style:style>
    <style:style style:name="T7" style:family="text">
      <style:text-properties officeooo:rsid="0031133d"/>
    </style:style>
    <style:style style:name="T8" style:family="text">
      <style:text-properties officeooo:rsid="003312ae"/>
    </style:style>
    <style:style style:name="T9" style:family="text">
      <style:text-properties officeooo:rsid="00347d71"/>
    </style:style>
    <style:style style:name="T10" style:family="text">
      <style:text-properties officeooo:rsid="0035afa3"/>
    </style:style>
    <style:style style:name="T11" style:family="text">
      <style:text-properties officeooo:rsid="00371007"/>
    </style:style>
    <style:style style:name="T12" style:family="text">
      <style:text-properties officeooo:rsid="003cca4a"/>
    </style:style>
    <style:style style:name="T13" style:family="text">
      <style:text-properties officeooo:rsid="003d05a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h text:style-name="P20" text:outline-level="1"/>
      <text:h text:style-name="P20" text:outline-level="1"/>
      <text:h text:style-name="P20" text:outline-level="1"/>
      <text:h text:style-name="P20" text:outline-level="1"/>
      <text:p text:style-name="Title">Last Charge Design</text:p>
      <text:p text:style-name="Text_20_body"/>
      <text:p text:style-name="Subtitle">The Last Charger You’ll Ever Need</text:p>
      <text:p text:style-name="P1"/>
      <text:h text:style-name="P21" text:outline-level="1">Design Goals</text:h>
      <text:h text:style-name="P22" text:outline-level="2">Must haves:</text:h>
      <text:list text:style-name="L1">
        <text:list-item>
          <text:p text:style-name="P30"><text:span text:style-name="T1">M</text:span>easure <text:span text:style-name="T1">cell</text:span> current <text:span text:style-name="T1">to within 1mA in the range 0 to 50mA and within 10mA within the range 100mA to4A</text:span></text:p>
        </text:list-item>
        <text:list-item>
          <text:p text:style-name="P31"><text:span text:style-name="T1">Measure cell </text:span>voltage <text:span text:style-name="T1">to within 1mV </text:span><text:span text:style-name="T2">in the range 0.5V to 2V</text:span></text:p>
        </text:list-item>
        <text:list-item>
          <text:p text:style-name="P32">Control charge current to within 5mA in range 0-50mA, 50mA in range 100mA to 4A</text:p>
        </text:list-item>
        <text:list-item>
          <text:p text:style-name="P31"><text:span text:style-name="T3">Ability to </text:span><text:span text:style-name="T2">trickle charge at 0.01C</text:span></text:p>
        </text:list-item>
        <text:list-item>
          <text:p text:style-name="P33">Fast charge at 1C (up to 3A @ 1.5V)</text:p>
        </text:list-item>
        <text:list-item>
          <text:p text:style-name="P34">Fast charge termination using -dv/dt method</text:p>
        </text:list-item>
        <text:list-item>
          <text:p text:style-name="P35">Display to view charge statistics</text:p>
        </text:list-item>
        <text:list-item>
          <text:p text:style-name="P35">Modular design with 1 <text:span text:style-name="T4">cell</text:span> per module</text:p>
        </text:list-item>
        <text:list-item>
          <text:p text:style-name="P35">Modules for AA and AAA cells</text:p>
        </text:list-item>
        <text:list-item>
          <text:p text:style-name="P35">Cell discharge at approximately 1A</text:p>
        </text:list-item>
        <text:list-item>
          <text:p text:style-name="P37">Powered from a 12V barrel jack</text:p>
        </text:list-item>
        <text:list-item>
          <text:p text:style-name="P39">Programming port</text:p>
        </text:list-item>
        <text:list-item>
          <text:p text:style-name="P33">Three button UI</text:p>
        </text:list-item>
      </text:list>
      <text:h text:style-name="P22" text:outline-level="2">Nice to haves:</text:h>
      <text:list text:style-name="L2">
        <text:list-item>
          <text:p text:style-name="P41"><text:span text:style-name="T2">Measure cell</text:span> temperature</text:p>
        </text:list-item>
        <text:list-item>
          <text:p text:style-name="P36">Fast charge termination using dT/dt termination</text:p>
        </text:list-item>
        <text:list-item>
          <text:p text:style-name="P38">Powered from USBC PD</text:p>
        </text:list-item>
        <text:list-item>
          <text:p text:style-name="P40">Cell insertion detection</text:p>
        </text:list-item>
        <text:list-item>
          <text:p text:style-name="P42">4 wire voltage sense</text:p>
        </text:list-item>
      </text:list>
      <text:p text:style-name="P2"/>
      <text:h text:style-name="P23" text:outline-level="2">User Interface</text:h>
      <text:p text:style-name="P8">The UI shall consist of three push buttons for Up, Down and Enter respectively. These buttons will be used to navigate a menu that is displayed on a graphical OLED display. The display should update at least once per second, and show battery voltage, current, charge state as well as allow selecting battery capacity before charging and choosing operating mode (STANDBY, CHARGE, CYCLE)</text:p>
      <text:p text:style-name="P8"/>
      <text:p text:style-name="P9">Display options</text:p>
      <text:list text:style-name="L3">
        <text:list-item>
          <text:p text:style-name="P45">PIM473 128x128 white OLED</text:p>
          <text:list>
            <text:list-item>
              <text:p text:style-name="P45"><text:a xlink:type="simple" xlink:href="https://core-electronics.com.au/1-12-mono-oled-128x128-white-black-breakout.html" text:style-name="Internet_20_link" text:visited-style-name="Visited_20_Internet_20_Link">https://core-electronics.com.au/1-12-mono-oled-128x128-white-black-breakout.html</text:a></text:p>
            </text:list-item>
          </text:list>
        </text:list-item>
        <text:list-item>
          <text:p text:style-name="P45">MDOG128128FV-WM 128x128 white OLED</text:p>
          <text:list>
            <text:list-item>
              <text:p text:style-name="P45">https://au.element14.com/midas/mdog128128fv-wm/display-128-x-128-cog-wht-on-blk/dp/4048487?CMP=GRHB-OCTOPART</text:p>
            </text:list-item>
          </text:list>
        </text:list-item>
      </text:list>
      <text:h text:style-name="P23" text:outline-level="2">Power</text:h>
      <text:p text:style-name="P3"/>
      <text:h text:style-name="P23" text:outline-level="2">Mi<text:span text:style-name="T5">c</text:span>rocontroller</text:h>
      <text:p text:style-name="P3"/>
      <text:h text:style-name="P23" text:outline-level="2">Charge</text:h>
      <text:h text:style-name="Heading_20_3" text:outline-level="3">Potential Components</text:h>
      <table:table table:name="Table1" table:style-name="Table1">
        <table:table-column table:style-name="Table1.A" table:number-columns-repeated="3"/>
        <table:table-row>
          <table:table-cell table:style-name="Table1.A1" office:value-type="string">
            <text:p text:style-name="P4">MPN</text:p>
          </table:table-cell>
          <table:table-cell table:style-name="Table1.A1" office:value-type="string">
            <text:p text:style-name="P4">Manufacturer</text:p>
          </table:table-cell>
          <table:table-cell table:style-name="Table1.C1" office:value-type="string">
            <text:p text:style-name="P4">Description</text:p>
          </table:table-cell>
        </table:table-row>
        <table:table-row>
          <table:table-cell table:style-name="Table1.A2" office:value-type="string">
            <text:p text:style-name="P4">MAX1640</text:p>
          </table:table-cell>
          <table:table-cell table:style-name="Table1.A2" office:value-type="string">
            <text:p text:style-name="P4">Analog Devices</text:p>
          </table:table-cell>
          <table:table-cell table:style-name="Table1.C2" office:value-type="string">
            <text:p text:style-name="Table_20_Contents">Adjustable-Output, Switch-Mode Current Sources with Synchronous Rectifier</text:p>
          </table:table-cell>
        </table:table-row>
        <table:table-row>
          <table:table-cell table:style-name="Table1.A2" office:value-type="string">
            <text:p text:style-name="P10">INA293</text:p>
          </table:table-cell>
          <table:table-cell table:style-name="Table1.A2" office:value-type="string">
            <text:p text:style-name="P10">TI</text:p>
          </table:table-cell>
          <table:table-cell table:style-name="Table1.C2" office:value-type="string">
            <text:p text:style-name="Table_20_Contents">-4-V to 110-V, 1.3-MHz, ultra-precise current sense amplifier</text:p>
          </table:table-cell>
        </table:table-row>
        <table:table-row>
          <table:table-cell table:style-name="Table1.A2" office:value-type="string">
            <text:p text:style-name="P10">MCP3426</text:p>
          </table:table-cell>
          <table:table-cell table:style-name="Table1.A2" office:value-type="string">
            <text:p text:style-name="P10">Microchip</text:p>
          </table:table-cell>
          <table:table-cell table:style-name="Table1.C2" office:value-type="string">
            <text:p text:style-name="Table_20_Contents">16-Bit, Multi-Channel ΔΣ Analog-to-Digital Converter with I2C™ Interface and On-Board Reference</text:p>
          </table:table-cell>
        </table:table-row>
        <table:table-row>
          <table:table-cell table:style-name="Table1.A2" office:value-type="string">
            <text:p text:style-name="P10">MCP4726</text:p>
          </table:table-cell>
          <table:table-cell table:style-name="Table1.A2" office:value-type="string">
            <text:p text:style-name="P10">Microchip</text:p>
          </table:table-cell>
          <table:table-cell table:style-name="Table1.C2" office:value-type="string">
            <text:p text:style-name="Table_20_Contents">12-Bit Single Output DAC w/EEPROM and I2C™</text:p>
          </table:table-cell>
        </table:table-row>
        <table:table-row>
          <table:table-cell table:style-name="Table1.A2" office:value-type="string">
            <text:p text:style-name="P11">TLC555</text:p>
          </table:table-cell>
          <table:table-cell table:style-name="Table1.A2" office:value-type="string">
            <text:p text:style-name="P11">Texas Instruments</text:p>
          </table:table-cell>
          <table:table-cell table:style-name="Table1.C2" office:value-type="string">
            <text:p text:style-name="Table_20_Contents">555 Type, Timer/Oscillator (Single) IC 2.1MHz 8-SOIC</text:p>
          </table:table-cell>
        </table:table-row>
      </table:table>
      <text:p text:style-name="Text_20_body"/>
      <text:h text:style-name="P24" text:outline-level="3">Resources</text:h>
      <table:table table:name="Table2" table:style-name="Table2">
        <table:table-column table:style-name="Table2.A"/>
        <table:table-column table:style-name="Table2.B"/>
        <table:table-row>
          <table:table-cell table:style-name="Table2.A1" office:value-type="string">
            <text:p text:style-name="P4">Description</text:p>
          </table:table-cell>
          <table:table-cell table:style-name="Table2.B1" office:value-type="string">
            <text:p text:style-name="P4">Link</text:p>
          </table:table-cell>
        </table:table-row>
        <table:table-row>
          <table:table-cell table:style-name="Table2.A2" office:value-type="string">
            <text:p text:style-name="Table_20_Contents">Voltage- and Current-Mode Control for PWM Signal Generation in DC-to-DC Switching Regulators</text:p>
          </table:table-cell>
          <table:table-cell table:style-name="Table2.B2" office:value-type="string">
            <text:p text:style-name="Table_20_Contents">https://www.digikey.com.au/en/articles/voltage-and-current-mode-control-for-pwm-signal-generation-in-dc-to-dc-switching-regulators</text:p>
          </table:table-cell>
        </table:table-row>
        <table:table-row>
          <table:table-cell table:style-name="Table2.A2" office:value-type="string">
            <text:p text:style-name="Table_20_Contents">Using PFM to Improve Switching DC/DC Regulator Efficiency at Low Loads</text:p>
          </table:table-cell>
          <table:table-cell table:style-name="Table2.B2" office:value-type="string">
            <text:p text:style-name="Table_20_Contents">https://www.digikey.com.au/en/articles/using-pfm-to-improve-switching-dc-dc-regulator-efficiency-at-low-loads</text:p>
          </table:table-cell>
        </table:table-row>
        <table:table-row>
          <table:table-cell table:style-name="Table2.A2" office:value-type="string">
            <text:p text:style-name="Table_20_Contents">Simple Solutions for a Single-Device Pulse-Width Modulation (PWM) Waveform Generator</text:p>
          </table:table-cell>
          <table:table-cell table:style-name="Table2.B2" office:value-type="string">
            <text:p text:style-name="Table_20_Contents">https://www.analog.com/en/technical-articles/simple-solutions-for-a-singledevice-pulsewidth-modulation-pwm-waveform-generator.html</text:p>
          </table:table-cell>
        </table:table-row>
        <table:table-row>
          <table:table-cell table:style-name="Table2.A2" office:value-type="string">
            <text:p text:style-name="Table_20_Contents">HOW TO BUILD A SAWTOOTH AND TRIANGLE WAVE GENERATOR</text:p>
          </table:table-cell>
          <table:table-cell table:style-name="Table2.B2" office:value-type="string">
            <text:p text:style-name="Table_20_Contents">https://www.circuitbasics.com/what-are-sawtooth-and-triangle-wave-generators/</text:p>
          </table:table-cell>
        </table:table-row>
      </table:table>
      <text:p text:style-name="P7"/>
      <text:h text:style-name="P25" text:outline-level="3">Control</text:h>
      <text:p text:style-name="P6">Current control requirement <text:span text:style-name="T6">is 5mA between 0 and 50mA and 50mA between 100mA and 4A, 12 bit DAC should be sufficient for this. I2C would be optimal.</text:span></text:p>
      <text:p text:style-name="P7"/>
      <text:h text:style-name="P26" text:outline-level="3"><text:soft-page-break/>Measurement</text:h>
      <text:p text:style-name="P5">For current measurement requirement 1mA from 0 to 4A we need 12 bits ADC, choose 16 bit ADC to be safe. Will need high side current sense resistor and current sense differential amplifier to take this measurement. The amplified signal may be fed back to control loop. </text:p>
      <text:p text:style-name="P5">For voltage measurement requirement 1mV from 0.5 to 2V need 11 bit ADC, for margin and BOM choose 16 bit ADC same as current measurement. Voltage buffer needed, using opamp.</text:p>
      <text:p text:style-name="P14">I2C ADCs would be optimal for these.</text:p>
      <text:p text:style-name="P14"/>
      <text:h text:style-name="P27" text:outline-level="3">Buck Converter</text:h>
      <text:p text:style-name="P12">One of the secondary goals of this project was for me to gain a better understanding of how DC to DC converters work. I felt this was a good opportunity to learn as the load is fairly constant, however being constant current rather than constant voltage did mean that a few things had to be changed compared to online resources for constant voltage supplies. <text:span text:style-name="T7">This goal drove me to minimise the use of complex integrated circuits, the whole converter is mostly transistors, opamps and passive components with a couple of notable exceptions. Hopefully by reading this document and studying the circuits you will be able to get a much better understand of buck converters as well.</text:span></text:p>
      <text:p text:style-name="P15">A buck converter has three main parts, PWM generator, power stage and feedback stage. <text:span text:style-name="T8">The PWM generator creates the control signal for driving the power stage. The higher the duty cycle of the PWM, the higher the output voltage. For an ideal buck converter this relationship is:</text:span></text:p>
      <text:p text:style-name="P16"><draw:frame draw:style-name="fr1" draw:name="Object1" text:anchor-type="as-char" svg:y="-0.377cm" svg:width="2.249cm" svg:height="0.531cm" draw:z-index="0"><draw:object xlink:href="./Object 1" xlink:type="simple" xlink:show="embed" xlink:actuate="onLoad"/><draw:image xlink:href="./ObjectReplacements/Object 1" xlink:type="simple" xlink:show="embed" xlink:actuate="onLoad"/></draw:frame></text:p>
      <text:p text:style-name="P17">which can be found using simple relationships for inductors and capacitors. <text:span text:style-name="T9">The power stage contains switching elements (usually N channel mosfets), inductive and capacitive elements to convert the input voltage to a lower output voltage. Finally the feedback stage produces an error signal from the output compared to a reference which is used to control the PWM duty cycle.</text:span></text:p>
      <text:h text:style-name="P28" text:outline-level="4">PWM Generator</text:h>
      <text:p text:style-name="P13">The PWM generator in each Last Charge module uses a 555 timer IC to generate a square wave output at 100KHz, the switching frequency of the converter. <text:span text:style-name="T10">This signal is used to charge and discharge a capacitor with a constant current, to produce a triangular wave between 1/3 and 2/3 of the supply voltage. The triangle wave is buffered then dropped down to a 0-5V range using a voltage divider, before a comparator compares it to a control signal. The amount of time that the triangle wave is above the control signal determines the duty cycle. </text:span><text:span text:style-name="T11">The comparator and buffer need to be appropriately fast to create fast edges for driving the power stage, which helps to minimise power losses.</text:span></text:p>
      <text:h text:style-name="P29" text:outline-level="4">Power Stage</text:h>
      <text:p text:style-name="P47">The buck converter stage is a synchronous converter, which means it has a high side and low side switch. A standard buck converter would use a diode instead of a low side switch, but the power lost in the diode would be significant compared to the output power due to the low output voltage. The low side switch will have a much lower on resistance than the diode, reducing power losses.</text:p>
      <text:p text:style-name="P46"><text:soft-page-break/>The PWM signal is fed to the NCP5901B mosfet gate driver which drives the high side and low side mosfets. This gate driver takes care of driving the capacitive mosfet gates <text:span text:style-name="T12">with fast edges</text:span> which reduces power losses. <text:span text:style-name="T13">A bootstrap capacitor is required to drive the high side mosfet gate. This capacitor is referenced to the high side mosfet source, so it charges when the mosfet is off, and is approximately double the input voltage when the high side mosfet is on.</text:span></text:p>
      <text:p text:style-name="P18">Continuous conduction vs discontinuous conduction mode</text:p>
      <text:p text:style-name="P43">Block Diagram<text:line-break/></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8T21:34:04.043000000</meta:creation-date>
    <dc:date>2023-01-22T17:18:53.880000000</dc:date>
    <meta:editing-duration>P5DT15H21M4S</meta:editing-duration>
    <meta:editing-cycles>36</meta:editing-cycles>
    <meta:generator>LibreOffice/7.4.1.2$Windows_X86_64 LibreOffice_project/3c58a8f3a960df8bc8fd77b461821e42c061c5f0</meta:generator>
    <meta:document-statistic meta:table-count="2" meta:image-count="0" meta:object-count="1" meta:page-count="10" meta:paragraph-count="81" meta:word-count="968" meta:character-count="6311" meta:non-whitespace-character-count="5443"/>
  </office:meta>
</office:document-meta>
</file>

<file path=Object 1/content.xml><?xml version="1.0" encoding="utf-8"?>
<math xmlns="http://www.w3.org/1998/Math/MathML" display="block">
  <semantics>
    <mrow>
      <msub>
        <mi>V</mi>
        <mi mathvariant="italic">out</mi>
      </msub>
      <mo stretchy="false">=</mo>
      <mrow>
        <mi>D</mi>
        <mo stretchy="false">×</mo>
        <msub>
          <mi>V</mi>
          <mtext>in</mtext>
        </msub>
      </mrow>
    </mrow>
    <annotation encoding="StarMath 5.0">V_{ out } = D times V_{ "in" }</annotation>
  </semantics>
</math>
</file>